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76ed" officeooo:paragraph-rsid="00114eef"/>
    </style:style>
    <style:style style:name="P2" style:family="paragraph" style:parent-style-name="Standard">
      <style:text-properties officeooo:rsid="000876ed" officeooo:paragraph-rsid="0018bb45"/>
    </style:style>
    <style:style style:name="P3" style:family="paragraph" style:parent-style-name="Standard">
      <style:text-properties officeooo:rsid="000fab73" officeooo:paragraph-rsid="00114eef"/>
    </style:style>
    <style:style style:name="P4" style:family="paragraph" style:parent-style-name="Standard">
      <style:text-properties fo:font-weight="normal" officeooo:rsid="0008e3f7" officeooo:paragraph-rsid="00114eef" style:font-weight-asian="normal" style:font-weight-complex="normal"/>
    </style:style>
    <style:style style:name="P5" style:family="paragraph" style:parent-style-name="Standard">
      <style:text-properties fo:font-weight="normal" officeooo:rsid="0008e3f7" officeooo:paragraph-rsid="0018fc96" style:font-weight-asian="normal" style:font-weight-complex="normal"/>
    </style:style>
    <style:style style:name="P6" style:family="paragraph" style:parent-style-name="Standard">
      <style:text-properties fo:font-weight="normal" officeooo:rsid="000950da" officeooo:paragraph-rsid="00114eef" style:font-weight-asian="normal" style:font-weight-complex="normal"/>
    </style:style>
    <style:style style:name="P7" style:family="paragraph" style:parent-style-name="Standard">
      <style:text-properties fo:font-weight="normal" officeooo:rsid="000fab73" officeooo:paragraph-rsid="00114eef" style:font-weight-asian="normal" style:font-weight-complex="normal"/>
    </style:style>
    <style:style style:name="P8" style:family="paragraph" style:parent-style-name="Standard">
      <style:text-properties fo:font-weight="normal" officeooo:rsid="000fab73" officeooo:paragraph-rsid="0018bb45" style:font-weight-asian="normal" style:font-weight-complex="normal"/>
    </style:style>
    <style:style style:name="P9" style:family="paragraph" style:parent-style-name="Standard">
      <style:text-properties fo:font-weight="normal" officeooo:rsid="000fab73" officeooo:paragraph-rsid="001a1712" style:font-weight-asian="normal" style:font-weight-complex="normal"/>
    </style:style>
    <style:style style:name="P10" style:family="paragraph" style:parent-style-name="Standard">
      <style:text-properties fo:font-weight="normal" officeooo:rsid="000fab73" officeooo:paragraph-rsid="001c5455" style:font-weight-asian="normal" style:font-weight-complex="normal"/>
    </style:style>
    <style:style style:name="P11" style:family="paragraph" style:parent-style-name="Standard">
      <style:text-properties fo:font-weight="normal" officeooo:rsid="000fab73" officeooo:paragraph-rsid="001d7265" style:font-weight-asian="normal" style:font-weight-complex="normal"/>
    </style:style>
    <style:style style:name="P12" style:family="paragraph" style:parent-style-name="Standard">
      <style:text-properties fo:font-weight="normal" officeooo:rsid="000b4357" officeooo:paragraph-rsid="00114eef" style:font-weight-asian="normal" style:font-weight-complex="normal"/>
    </style:style>
    <style:style style:name="P13" style:family="paragraph" style:parent-style-name="Standard">
      <style:text-properties fo:font-weight="normal" officeooo:rsid="000b4357" officeooo:paragraph-rsid="0013f5f5" style:font-weight-asian="normal" style:font-weight-complex="normal"/>
    </style:style>
    <style:style style:name="P14" style:family="paragraph" style:parent-style-name="Standard">
      <style:text-properties fo:font-weight="normal" officeooo:rsid="001765ad" officeooo:paragraph-rsid="001765ad" style:font-weight-asian="normal" style:font-weight-complex="normal"/>
    </style:style>
    <style:style style:name="P15" style:family="paragraph" style:parent-style-name="Standard">
      <style:text-properties fo:font-weight="normal" officeooo:rsid="00186e4e" officeooo:paragraph-rsid="00186e4e" style:font-weight-asian="normal" style:font-weight-complex="normal"/>
    </style:style>
    <style:style style:name="P16" style:family="paragraph" style:parent-style-name="Standard">
      <style:text-properties fo:font-weight="normal" officeooo:rsid="0018a8b7" officeooo:paragraph-rsid="0018a8b7" style:font-weight-asian="normal" style:font-weight-complex="normal"/>
    </style:style>
    <style:style style:name="P17" style:family="paragraph" style:parent-style-name="Standard">
      <style:text-properties fo:font-weight="normal" officeooo:rsid="0018fc96" officeooo:paragraph-rsid="0018fc96" style:font-weight-asian="normal" style:font-weight-complex="normal"/>
    </style:style>
    <style:style style:name="P18" style:family="paragraph" style:parent-style-name="Standard">
      <style:text-properties fo:font-weight="bold" officeooo:rsid="0008e3f7" officeooo:paragraph-rsid="0018fc96" style:font-weight-asian="bold" style:font-weight-complex="bold"/>
    </style:style>
    <style:style style:name="P19" style:family="paragraph" style:parent-style-name="Standard">
      <style:text-properties fo:font-weight="bold" officeooo:rsid="000ed4cc" officeooo:paragraph-rsid="00114eef" style:font-weight-asian="bold" style:font-weight-complex="bold"/>
    </style:style>
    <style:style style:name="P20" style:family="paragraph" style:parent-style-name="Standard">
      <style:text-properties fo:font-weight="bold" officeooo:rsid="000b4357" officeooo:paragraph-rsid="00114eef" style:font-weight-asian="bold" style:font-weight-complex="bold"/>
    </style:style>
    <style:style style:name="P21" style:family="paragraph" style:parent-style-name="Standard">
      <style:text-properties fo:font-weight="bold" officeooo:rsid="0018bb45" officeooo:paragraph-rsid="0018bb45" style:font-weight-asian="bold" style:font-weight-complex="bold"/>
    </style:style>
    <style:style style:name="P22" style:family="paragraph" style:parent-style-name="Standard">
      <style:text-properties fo:font-weight="bold" officeooo:rsid="001c5455" officeooo:paragraph-rsid="001c5455" style:font-weight-asian="bold" style:font-weight-complex="bold"/>
    </style:style>
    <style:style style:name="P23" style:family="paragraph" style:parent-style-name="Standard">
      <style:text-properties officeooo:paragraph-rsid="00114eef"/>
    </style:style>
    <style:style style:name="P24" style:family="paragraph" style:parent-style-name="Standard">
      <style:text-properties officeooo:paragraph-rsid="0018bb45"/>
    </style:style>
    <style:style style:name="P25" style:family="paragraph" style:parent-style-name="Standard">
      <style:text-properties officeooo:paragraph-rsid="001a6c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4357" style:font-weight-asian="normal" style:font-weight-complex="normal"/>
    </style:style>
    <style:style style:name="T3" style:family="text">
      <style:text-properties fo:font-weight="normal" officeooo:rsid="000fab73" style:font-weight-asian="normal" style:font-weight-complex="normal"/>
    </style:style>
    <style:style style:name="T4" style:family="text">
      <style:text-properties fo:font-weight="normal" officeooo:rsid="0008e3f7" style:font-weight-asian="normal" style:font-weight-complex="normal"/>
    </style:style>
    <style:style style:name="T5" style:family="text">
      <style:text-properties fo:font-weight="normal" officeooo:rsid="000950da" style:font-weight-asian="normal" style:font-weight-complex="normal"/>
    </style:style>
    <style:style style:name="T6" style:family="text">
      <style:text-properties fo:font-weight="normal" officeooo:rsid="0013f5f5" style:font-weight-asian="normal" style:font-weight-complex="normal"/>
    </style:style>
    <style:style style:name="T7" style:family="text">
      <style:text-properties fo:font-weight="normal" officeooo:rsid="0018bb45" style:font-weight-asian="normal" style:font-weight-complex="normal"/>
    </style:style>
    <style:style style:name="T8" style:family="text">
      <style:text-properties fo:font-weight="normal" officeooo:rsid="0018fc96" style:font-weight-asian="normal" style:font-weight-complex="normal"/>
    </style:style>
    <style:style style:name="T9" style:family="text">
      <style:text-properties fo:font-weight="normal" officeooo:rsid="001dd9f3" style:font-weight-asian="normal" style:font-weight-complex="normal"/>
    </style:style>
    <style:style style:name="T10" style:family="text">
      <style:text-properties fo:font-weight="bold" officeooo:rsid="0008e3f7" style:font-weight-asian="bold" style:font-weight-complex="bold"/>
    </style:style>
    <style:style style:name="T11" style:family="text">
      <style:text-properties fo:font-weight="bold" officeooo:rsid="000950da" style:font-weight-asian="bold" style:font-weight-complex="bold"/>
    </style:style>
    <style:style style:name="T12" style:family="text">
      <style:text-properties fo:font-weight="bold" officeooo:rsid="000fab73" style:font-weight-asian="bold" style:font-weight-complex="bold"/>
    </style:style>
    <style:style style:name="T13" style:family="text">
      <style:text-properties fo:font-weight="bold" officeooo:rsid="001d7265" style:font-weight-asian="bold" style:font-weight-complex="bold"/>
    </style:style>
    <style:style style:name="T14" style:family="text">
      <style:text-properties fo:font-weight="bold" officeooo:rsid="001a6c29" style:font-weight-asian="bold" style:font-weight-complex="bold"/>
    </style:style>
    <style:style style:name="T15" style:family="text">
      <style:text-properties officeooo:rsid="000fab73"/>
    </style:style>
    <style:style style:name="T16" style:family="text">
      <style:text-properties officeooo:rsid="001010f6"/>
    </style:style>
    <style:style style:name="T17" style:family="text">
      <style:text-properties officeooo:rsid="00162169"/>
    </style:style>
    <style:style style:name="T18" style:family="text">
      <style:text-properties fo:color="#c9211e" officeooo:rsid="00162169"/>
    </style:style>
    <style:style style:name="T19" style:family="text">
      <style:text-properties officeooo:rsid="00186e4e"/>
    </style:style>
    <style:style style:name="T20" style:family="text">
      <style:text-properties officeooo:rsid="001c5455"/>
    </style:style>
    <style:style style:name="T21" style:family="text">
      <style:text-properties officeooo:rsid="0021d0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We tried hard to ensure this website works for everyone</text:p>
      <text:p text:style-name="P23"><text:tab/><text:span text:style-name="T21">Tries to compensate for network problems.</text:span></text:p>
      <text:p text:style-name="P2"><text:tab/>Tested successfully with a screen reader,</text:p>
      <text:p text:style-name="P2"><text:tab/>Mosaic, Lynx, Opera, Netscape, &amp; IE.</text:p>
      <text:p text:style-name="P2"><text:tab/>Optional JavaScript enhancements.</text:p>
      <text:p text:style-name="P3"><text:tab/>User-modifiable CSS is optional.</text:p>
      <text:p text:style-name="P23"><text:tab/><text:span text:style-name="T15">Light Mode for faster access.</text:span></text:p>
      <text:p text:style-name="P23"><text:tab/><text:span text:style-name="T15">Registration is optional.</text:span></text:p>
      <text:p text:style-name="P23"><text:tab/><text:span text:style-name="T15">Cookies are optional.</text:span></text:p>
      <text:p text:style-name="P23"><text:tab/><text:span text:style-name="T15">Names are optional.</text:span></text:p>
      <text:p text:style-name="P23"><text:tab/><text:span text:style-name="T20">Bots are welcome.</text:span></text:p>
      <text:p text:style-name="P1"/>
      <text:p text:style-name="P25"><text:span text:style-name="T13">Increased</text:span><text:span text:style-name="T14"> server-side security when necessary</text:span></text:p>
      <text:p text:style-name="P24"><text:span text:style-name="T6"><text:tab/></text:span><text:span text:style-name="T8">Only </text:span><text:span text:style-name="T6">static files </text:span><text:span text:style-name="T7">are served from Web server</text:span></text:p>
      <text:p text:style-name="P24"><text:span text:style-name="T3"><text:tab/>R</text:span><text:span text:style-name="T4">educed server-side attack surface</text:span></text:p>
      <text:p text:style-name="P24"><text:span text:style-name="T4"><text:tab/></text:span><text:span text:style-name="T7">Component is easy to</text:span><text:span text:style-name="T8"> reimplement</text:span></text:p>
      <text:p text:style-name="P8"/>
      <text:p text:style-name="P22"/>
      <text:p text:style-name="P10"><text:tab/></text:p>
      <text:p text:style-name="P9"/>
      <text:p text:style-name="P11">Border-less, <text:span text:style-name="T20">allowing information to flow across barriers more easily</text:span></text:p>
      <text:p text:style-name="P10">Portable, user-owned platform, not tied to any particular host or service.</text:p>
      <text:p text:style-name="P9">Allow operator full control over configuration and access control.</text:p>
      <text:p text:style-name="P10">Designed for public <text:span text:style-name="T20">communication first.</text:span></text:p>
      <text:p text:style-name="P10"/>
      <text:p text:style-name="P9"/>
      <text:p text:style-name="P9"/>
      <text:p text:style-name="P13"/>
      <text:p text:style-name="P23"><text:span text:style-name="T10">A</text:span><text:span text:style-name="T11">rchivable, P</text:span><text:span text:style-name="T12">ortable</text:span></text:p>
      <text:p text:style-name="P4"/>
      <text:p text:style-name="P6">Stores its data as text files, always available for download.</text:p>
      <text:p text:style-name="P23"><text:span text:style-name="T5"><text:tab/></text:span><text:span text:style-name="T2">Can be easily transferred between hosting services.</text:span></text:p>
      <text:p text:style-name="P12"><text:tab/><text:span text:style-name="T15">C</text:span>an also be used locally without an Internet connection.</text:p>
      <text:p text:style-name="P23"><text:span text:style-name="T2"><text:tab/></text:span><text:span text:style-name="T3">Reduces probability of data lockdown or siloing</text:span></text:p>
      <text:p text:style-name="P12"/>
      <text:p text:style-name="P12"/>
      <text:p text:style-name="P19">Author-Empowering</text:p>
      <text:p text:style-name="P6"/>
      <text:p text:style-name="P23"><text:span text:style-name="T5">A</text:span><text:span text:style-name="T2">llows each user to own and control their identity.</text:span></text:p>
      <text:p text:style-name="P23"><text:span text:style-name="T2"><text:tab/></text:span><text:span text:style-name="T5">Use</text:span><text:span text:style-name="T2">s</text:span><text:span text:style-name="T5"> technology called Public Key Infrastructure (PKI).</text:span></text:p>
      <text:p text:style-name="P23"><text:span text:style-name="T5"><text:tab/></text:span><text:span text:style-name="T3">Most common and established signing format (PGP).</text:span></text:p>
      <text:p text:style-name="P12"/>
      <text:p text:style-name="P20">Durable <text:span text:style-name="T16">and Resilient</text:span></text:p>
      <text:p text:style-name="P12"/>
      <text:p text:style-name="P12"><text:s text:c="8"/>Can be cloned and re-hosted, with portable user accounts usable across all copies.</text:p>
      <text:p text:style-name="P12"/>
      <text:p text:style-name="P12">Accessible</text:p>
      <text:p text:style-name="P12"/>
      <text:p text:style-name="P12">Securable</text:p>
      <text:p text:style-name="P12"><text:soft-page-break/><text:s text:c="8"/>Can be operated as a static HTML website, for smaller attack surface.</text:p>
      <text:p text:style-name="P12"><text:s text:c="8"/>(In this case, updates are pulled out of access.log intermittently.)</text:p>
      <text:p text:style-name="P12"><text:s text:c="8"/>Optional PHP module for trading off some security for immediate updates.</text:p>
      <text:p text:style-name="P12"/>
      <text:p text:style-name="P12">Transparent</text:p>
      <text:p text:style-name="P12"><text:s text:c="8"/>Everything posted to the community is viewable and verifiable</text:p>
      <text:p text:style-name="P12"><text:s text:c="8"/>Voting logs are transparent, auditable, and trustable (Kevin Bacon)</text:p>
      <text:p text:style-name="P12"><text:s text:c="8"/>Meta-moderation is possible by voting on the votes, and so on.</text:p>
      <text:p text:style-name="P12"><text:tab/><text:tab/><text:span text:style-name="T18">^ confusing as fuck even if you are deep nettt <text:s/>(this entire section is fucked tho gotta move to appendix for not internet)</text:span></text:p>
      <text:p text:style-name="P12"><text:s text:c="8"/>Best content (and friends) for each user can be found with vote comparison.</text:p>
      <text:p text:style-name="P12"><text:tab/><text:tab/><text:span text:style-name="T17">^Donut promise friends</text:span></text:p>
      <text:p text:style-name="P12"><text:s text:c="8"/>Ballot stuffing and other abuse easily detectable with data analysis.</text:p>
      <text:p text:style-name="P12"><text:tab/><text:tab/><text:span text:style-name="T17">^Which clearly your large support staff and funding make possible</text:span></text:p>
      <text:p text:style-name="P12"/>
      <text:p text:style-name="P12">Art-friendly</text:p>
      <text:p text:style-name="P12"><text:s text:c="8"/>Text-art <text:span text:style-name="T17">(^aka ASCII art, tldr google it)</text:span> is accomodated with a monospace font and preserving whitespace layout.</text:p>
      <text:p text:style-name="P12"/>
      <text:p text:style-name="P12">Advertising, Spam, and Censorship Resistant</text:p>
      <text:p text:style-name="P12"><text:s text:c="8"/>Avoids becoming a spam and advertising target by making over-growth more difficult.</text:p>
      <text:p text:style-name="P12"><text:s text:c="8"/>User-centric operation allows easy migration in case of undesirable changes.</text:p>
      <text:p text:style-name="P7"/>
      <text:p text:style-name="P16">Goals</text:p>
      <text:p text:style-name="P16">* Other people to be using the sytem (assuming it is worthwile to others)</text:p>
      <text:p text:style-name="P16"/>
      <text:p text:style-name="P7"/>
      <text:p text:style-name="P15">Target audience for this document</text:p>
      <text:p text:style-name="P15">* Programmers who blog</text:p>
      <text:p text:style-name="P15">* Shit posters</text:p>
      <text:p text:style-name="P15">* Reaaders of hacker news</text:p>
      <text:p text:style-name="P15">* the Recenetly Unemployed (in these trying times)</text:p>
      <text:p text:style-name="P15"/>
      <text:p text:style-name="P15"/>
      <text:p text:style-name="P15">Other audiences, if this was too technical</text:p>
      <text:p text:style-name="P15"/>
      <text:p text:style-name="P15"/>
      <text:p text:style-name="P7"/>
      <text:p text:style-name="P15">Value statements</text:p>
      <text:p text:style-name="P14">1. Accessibilty</text:p>
      <text:p text:style-name="P14">2. Reliabi<text:span text:style-name="T19">lit</text:span>y</text:p>
      <text:p text:style-name="P14">3. Transparency</text:p>
      <text:p text:style-name="P14">4. Maybe a persons individual website looks like myspace or geocities, but a little neater</text:p>
      <text:p text:style-name="P17">5. Tries to do what user wants instead of trying to get user to do something</text:p>
      <text:p text:style-name="P14"/>
      <text:p text:style-name="P14"/>
      <text:p text:style-name="P14"/>
      <text:p text:style-name="P18"><text:span text:style-name="T1">All the other benefits of static </text:span><text:span text:style-name="T9">content</text:span><text:span text:style-name="T1">: easy to read, cache, </text:span><text:span text:style-name="T3">and</text:span><text:span text:style-name="T1"> </text:span><text:span text:style-name="T3">crawl.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8T15:39:34.473691683</meta:creation-date>
    <dc:date>2020-06-30T17:36:45.917822493</dc:date>
    <meta:editing-duration>P6DT16H6M55S</meta:editing-duration>
    <meta:editing-cycles>7</meta:editing-cycles>
    <meta:generator>LibreOffice/6.3.6.2$Linux_X86_64 LibreOffice_project/30$Build-2</meta:generator>
    <meta:document-statistic meta:table-count="0" meta:image-count="0" meta:object-count="0" meta:page-count="2" meta:paragraph-count="65" meta:word-count="451" meta:character-count="3056" meta:non-whitespace-character-count="2547"/>
  </office:meta>
</office:document-meta>
</file>